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e8e" officeooo:paragraph-rsid="00110e8e"/>
    </style:style>
    <style:style style:name="P2" style:family="paragraph" style:parent-style-name="Standard" style:list-style-name="L1">
      <style:text-properties officeooo:paragraph-rsid="00147773"/>
    </style:style>
    <style:style style:name="P3" style:family="paragraph" style:parent-style-name="Standard" style:list-style-name="L1">
      <style:text-properties officeooo:rsid="00110e8e" officeooo:paragraph-rsid="00110e8e" fo:background-color="#b4c7dc"/>
    </style:style>
    <style:style style:name="P4" style:family="paragraph" style:parent-style-name="Standard" style:list-style-name="L1">
      <style:text-properties officeooo:rsid="00110e8e" officeooo:paragraph-rsid="00110e8e"/>
    </style:style>
    <style:style style:name="P5" style:family="paragraph" style:parent-style-name="Standard" style:list-style-name="L1">
      <style:text-properties officeooo:rsid="00110e8e" officeooo:paragraph-rsid="00110e8e" fo:background-color="#ffff00"/>
    </style:style>
    <style:style style:name="P6" style:family="paragraph" style:parent-style-name="Standard" style:list-style-name="L1">
      <style:text-properties officeooo:rsid="00147773" officeooo:paragraph-rsid="00147773" fo:background-color="#ffff00"/>
    </style:style>
    <style:style style:name="P7" style:family="paragraph" style:parent-style-name="Standard" style:list-style-name="L1">
      <style:text-properties officeooo:rsid="002bd4f4" officeooo:paragraph-rsid="002bd4f4" fo:background-color="transparent"/>
    </style:style>
    <style:style style:name="P8" style:family="paragraph" style:parent-style-name="Standard" style:list-style-name="L1">
      <style:text-properties officeooo:rsid="00147773" officeooo:paragraph-rsid="00147773"/>
    </style:style>
    <style:style style:name="P9" style:family="paragraph" style:parent-style-name="Standard" style:list-style-name="L1">
      <style:text-properties officeooo:rsid="0026531b" officeooo:paragraph-rsid="0026531b"/>
    </style:style>
    <style:style style:name="P10" style:family="paragraph" style:parent-style-name="Standard" style:list-style-name="L1">
      <style:text-properties officeooo:rsid="001daead" officeooo:paragraph-rsid="001dae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7773"/>
    </style:style>
    <style:style style:name="T3" style:family="text">
      <style:text-properties officeooo:rsid="0014a90e"/>
    </style:style>
    <style:style style:name="T4" style:family="text">
      <style:text-properties officeooo:rsid="0015d870"/>
    </style:style>
    <style:style style:name="T5" style:family="text">
      <style:text-properties officeooo:rsid="001a1d50"/>
    </style:style>
    <style:style style:name="T6" style:family="text">
      <style:text-properties officeooo:rsid="001daead"/>
    </style:style>
    <style:style style:name="T7" style:family="text">
      <style:text-properties officeooo:rsid="001dc641"/>
    </style:style>
    <style:style style:name="T8" style:family="text">
      <style:text-properties officeooo:rsid="001e50bc"/>
    </style:style>
    <style:style style:name="T9" style:family="text">
      <style:text-properties officeooo:rsid="002230ed"/>
    </style:style>
    <style:style style:name="T10" style:family="text">
      <style:text-properties officeooo:rsid="002829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-do for Presentation Monday Dec 7</text:p>
      <text:p text:style-name="P1"/>
      <text:p text:style-name="P1"/>
      <text:list xml:id="list1316125192" text:style-name="L1">
        <text:list-item>
          <text:p text:style-name="P3">Add robustness checks to main results</text:p>
          <text:list>
            <text:list-item>
              <text:p text:style-name="P4">Entry costs as transfers</text:p>
            </text:list-item>
            <text:list-item>
              <text:p text:style-name="P4">Decreasing returns for incumbent</text:p>
            </text:list-item>
          </text:list>
        </text:list-item>
        <text:list-item>
          <text:p text:style-name="P3">Add discussion of why incentive effect tends to be stronger than growth effect</text:p>
          <text:list>
            <text:list-item>
              <text:p text:style-name="P4">This depends on parameters</text:p>
            </text:list-item>
          </text:list>
        </text:list-item>
        <text:list-item>
          <text:p text:style-name="P5">Reformulate / practice introduction</text:p>
          <text:list>
            <text:list-item>
              <text:p text:style-name="P4">Try to model it after the discussion in my interview spiel</text:p>
              <text:list>
                <text:list-item>
                  <text:p text:style-name="P4">Study effect of NCAs on aggregate productivity growth</text:p>
                </text:list-item>
                <text:list-item>
                  <text:p text:style-name="P4">What is an NCA?</text:p>
                </text:list-item>
                <text:list-item>
                  <text:p text:style-name="P4">Why might these be related to aggregate productivity growth?</text:p>
                  <text:list>
                    <text:list-item>
                      <text:p text:style-name="P4">Knowledge economy drives productivity growth</text:p>
                    </text:list-item>
                    <text:list-item>
                      <text:p text:style-name="P4">Need incentive to create knowledge</text:p>
                    </text:list-item>
                    <text:list-item>
                      <text:p text:style-name="P4">Without NCAs, attempts to create knowledge (e.g. R&amp;D) require exposing potential future competition to important ideas (that can’t be specified in NDA, etc.)</text:p>
                    </text:list-item>
                    <text:list-item>
                      <text:p text:style-name="P4">On the other hand, of course NCAs prevent knowledge from being implemented freely</text:p>
                    </text:list-item>
                    <text:list-item>
                      <text:p text:style-name="P4">Echoes to key tradeoff in patent literature, but important subtle distinction because the spillover of knowledge is not an externality – employee pays for it ex-ante by accepting lower wage</text:p>
                    </text:list-item>
                    <text:list-item>
                      <text:p text:style-name="P4">NCAs are only necessary to prevent bilaterally suboptimal spinout formation by employee, otherwise no way to prevent it when breakdown in negotiation / disagreement occurs</text:p>
                    </text:list-item>
                    <text:list-item>
                      <text:p text:style-name="P4">Another subtle point: for this result, spinout formation need only be <text:span text:style-name="T1">ex ante bilaterally suboptimal </text:span>(e.g. it is sufficient to assume employees are more impatient than firms), although that distinction is not present in my mode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Move “magnitude” bullets to after <text:span text:style-name="T3">discussion of “sign” intuition</text:span></text:p>
        </text:list-item>
        <text:list-item>
          <text:p text:style-name="P6">Think about adding some slides to main script (have only 36 slides, could have 40)</text:p>
          <text:list>
            <text:list-item>
              <text:p text:style-name="P7">Ownership of firms slide (to model exposition, at the end)</text:p>
            </text:list-item>
            <text:list-item>
              <text:p text:style-name="P8">Identification plot slide <text:span text:style-name="T6">(right after parameters)</text:span></text:p>
            </text:list-item>
            <text:list-item>
              <text:p text:style-name="P9">Add decomposition slide<text:span text:style-name="T10">(s)</text:span> to main script</text:p>
            </text:list-item>
            <text:list-item>
              <text:p text:style-name="P8">Welfare sensitivity plot slide <text:span text:style-name="T6">(right after intuition discussion)</text:span></text:p>
            </text:list-item>
            <text:list-item>
              <text:p text:style-name="P10">Welfare sensitivity discussion slide (sigma <text:span text:style-name="T7">standard deviation errors </text:span><text:span text:style-name="T8">etc</text:span>)</text:p>
            </text:list-item>
            <text:list-item>
              <text:p text:style-name="P2"><text:span text:style-name="T9">E</text:span><text:span text:style-name="T2">ntry cost as transfer / incumbent DRS </text:span><text:span text:style-name="T9">discussion</text:span></text:p>
            </text:list-item>
            <text:list-item>
              <text:p text:style-name="P8">Could add <text:span text:style-name="T4">to tables / add table saying how much the government would spend on each subsidy </text:span><text:span text:style-name="T5">as % of GD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4:52:17.704810328</meta:creation-date>
    <dc:date>2020-12-06T23:21:54.341041566</dc:date>
    <meta:editing-duration>PT24M9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327" meta:character-count="1968" meta:non-whitespace-character-count="1693"/>
  </office:meta>
</office:document-meta>
</file>